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9584" officeooo:paragraph-rsid="00159584"/>
    </style:style>
    <style:style style:name="P2" style:family="paragraph" style:parent-style-name="Standard">
      <style:text-properties officeooo:paragraph-rsid="00159584"/>
    </style:style>
    <style:style style:name="P3" style:family="paragraph" style:parent-style-name="Standard">
      <style:text-properties officeooo:rsid="002553db" officeooo:paragraph-rsid="002553db"/>
    </style:style>
    <style:style style:name="T1" style:family="text">
      <style:text-properties officeooo:rsid="00165cc8"/>
    </style:style>
    <style:style style:name="T2" style:family="text">
      <style:text-properties officeooo:rsid="0016c5fb"/>
    </style:style>
    <style:style style:name="T3" style:family="text">
      <style:text-properties officeooo:rsid="0016c6f1"/>
    </style:style>
    <style:style style:name="T4" style:family="text">
      <style:text-properties officeooo:rsid="0017d91c"/>
    </style:style>
    <style:style style:name="T5" style:family="text">
      <style:text-properties officeooo:rsid="00197d40"/>
    </style:style>
    <style:style style:name="T6" style:family="text">
      <style:text-properties officeooo:rsid="001bf9cb"/>
    </style:style>
    <style:style style:name="T7" style:family="text">
      <style:text-properties officeooo:rsid="001d13cd"/>
    </style:style>
    <style:style style:name="T8" style:family="text">
      <style:text-properties officeooo:rsid="001e654a"/>
    </style:style>
    <style:style style:name="T9" style:family="text">
      <style:text-properties officeooo:rsid="00200a35"/>
    </style:style>
    <style:style style:name="T10" style:family="text">
      <style:text-properties officeooo:rsid="002192be"/>
    </style:style>
    <style:style style:name="T11" style:family="text">
      <style:text-properties officeooo:rsid="002257d7"/>
    </style:style>
    <style:style style:name="T12" style:family="text">
      <style:text-properties officeooo:rsid="00242de7"/>
    </style:style>
    <style:style style:name="T13" style:family="text">
      <style:text-properties officeooo:rsid="002553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 </text:p>
      <text:p text:style-name="P1"/>
      <text:p text:style-name="P1"><text:span text:style-name="T13">1-</text:span>VAMOS COMEÇAR </text:p>
      <text:p text:style-name="P1">-<text:span text:style-name="T1">Quais contribuições a pesquisa e o desenvolvimento podem dar para a inovação?</text:span></text:p>
      <text:p text:style-name="P1"><text:tab/><text:span text:style-name="T2">O mercado é volátil e dinâmico; </text:span></text:p>
      <text:p text:style-name="P2"><text:tab/><text:span text:style-name="T2">É importante entender as necessidades atuais da sociedade;</text:span></text:p>
      <text:p text:style-name="P1"><text:tab/><text:span text:style-name="T3">O marketing de uma empresa, é o grande responsável por ‘detectar’ uma necessidade do <text:tab/><text:tab/>mercado, </text:span><text:span text:style-name="T4">saber “o que, quanto, e quando” o mercado demanda, para então acionar o <text:tab/><text:tab/>setor de produção de maneira oportuna;</text:span></text:p>
      <text:p text:style-name="P1"><text:tab/><text:span text:style-name="T4">O desenv. De produtos e serviços atua no projeto do produto futuro, se da por meio de <text:tab/><text:tab/><text:tab/>pesquisa e desenvolvimento;</text:span></text:p>
      <text:p text:style-name="P1">-<text:span text:style-name="T5">Uma invenção não necessariamente é uma inovação, pois é necessário a invenção ter valor <text:tab/>comercial; </text:span></text:p>
      <text:p text:style-name="P1">-<text:span text:style-name="T6">Uma inovação também poder ser relacionada ao processo (e não somente a produtos), neste caso, <text:tab/>não são tão visíveis </text:span><text:span text:style-name="T7">para o cliente final</text:span><text:span text:style-name="T6">, </text:span><text:span text:style-name="T7">mas pode gerar condições favorá</text:span><text:span text:style-name="T12">veis</text:span><text:span text:style-name="T7"> para a empresa <text:tab/>no mercado;</text:span><text:span text:style-name="T6"> </text:span></text:p>
      <text:p text:style-name="P1">-<text:span text:style-name="T8">Ciência e tecno</text:span><text:span text:style-name="T9">logia</text:span><text:span text:style-name="T8"> estão intimamente ligada a pesquisa e desenvolvimento;</text:span></text:p>
      <text:p text:style-name="P1">-<text:span text:style-name="T10">Ciência busca saber o por qu</text:span><text:span text:style-name="T11">e</text:span><text:span text:style-name="T10"> das coisas;</text:span></text:p>
      <text:p text:style-name="P1">-<text:span text:style-name="T10">Tecnologia busca saber fazer as coisas;</text:span></text:p>
      <text:p text:style-name="P1"/>
      <text:p text:style-name="P1"/>
      <text:p text:style-name="P3">2-DEMANDA: PRODUTOS E SERVIÇOS </text:p>
      <text:p text:style-name="P3">-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2:18:48.929000000</meta:creation-date>
    <dc:date>2024-10-14T12:44:16.465000000</dc:date>
    <meta:editing-duration>PT25M20S</meta:editing-duration>
    <meta:editing-cycles>18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4" meta:word-count="161" meta:character-count="1015" meta:non-whitespace-character-count="848"/>
  </office:meta>
</office:document-meta>
</file>